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3.35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wrap-option="wrap"/>
      <style:paragraph-properties fo:text-align="center" fo:margin-left="0cm"/>
      <style:text-properties fo:color="#424542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fo:color="#ffa5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fo:color="#ff00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fo:color="#0080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fo:color="#424542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a5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424542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/>
    <style:style style:name="ce17" style:family="table-cell" style:parent-style-name="Default" style:data-style-name="N43"/>
    <style:style style:name="ce18" style:family="table-cell" style:parent-style-name="Default" style:data-style-name="N11"/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3"/>
    <style:style style:name="ce23" style:family="table-cell" style:parent-style-name="Default" style:data-style-name="N2">
      <style:table-cell-properties fo:background-color="#999999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2"/>
    <style:style style:name="ce25" style:family="table-cell" style:parent-style-name="Default" style:data-style-name="N0">
      <style:table-cell-properties fo:background-color="#999999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TimeFrame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10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date" office:date-value="2016-09-14">
            <text:p>09/14/16</text:p>
          </table:table-cell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string">
            <text:p>OPEN</text:p>
          </table:table-cell>
          <table:table-cell/>
          <table:table-cell office:value-type="string">
            <text:p>VITA</text:p>
          </table:table-cell>
          <table:table-cell table:style-name="ce9" office:value-type="float" office:value="2.16">
            <text:p>2.16</text:p>
          </table:table-cell>
          <table:table-cell office:value-type="string">
            <text:p>OPEN</text:p>
          </table:table-cell>
          <table:table-cell/>
          <table:table-cell office:value-type="string">
            <text:p>MRC</text:p>
          </table:table-cell>
          <table:table-cell table:number-columns-repeated="3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09H30M00S">
            <text:p>09:30:00</text:p>
          </table:table-cell>
          <table:table-cell table:style-name="ce6" office:value-type="float" office:value="0.89">
            <text:p>0.89</text:p>
          </table:table-cell>
          <table:table-cell table:number-columns-repeated="2"/>
          <table:table-cell table:style-name="ce4" office:value-type="time" office:time-value="PT09H30M00S">
            <text:p>09:30:00</text:p>
          </table:table-cell>
          <table:table-cell table:style-name="ce7" office:value-type="float" office:value="2.16">
            <text:p>2.16</text:p>
          </table:table-cell>
          <table:table-cell table:number-columns-repeated="2"/>
          <table:table-cell table:style-name="ce4" office:value-type="time" office:time-value="PT09H30M00S">
            <text:p>09:30:00</text:p>
          </table:table-cell>
          <table:table-cell table:style-name="ce11" office:value-type="float" office:value="0.166">
            <text:p>0.166</text:p>
          </table:table-cell>
          <table:table-cell office:value-type="string">
            <text:p>Open</text:p>
          </table:table-cell>
          <table:table-cell/>
          <table:table-cell table:style-name="ce14"/>
          <table:table-cell table:style-name="ce1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09H38M52S">
            <text:p>09:38:52</text:p>
          </table:table-cell>
          <table:table-cell table:style-name="ce7" office:value-type="float" office:value="0.84">
            <text:p>0.84</text:p>
          </table:table-cell>
          <table:table-cell table:number-columns-repeated="2"/>
          <table:table-cell table:style-name="ce4" office:value-type="time" office:time-value="PT09H31M50S">
            <text:p>09:31:50</text:p>
          </table:table-cell>
          <table:table-cell table:style-name="ce7" office:value-type="float" office:value="2.1">
            <text:p>2.10</text:p>
          </table:table-cell>
          <table:table-cell table:number-columns-repeated="2"/>
          <table:table-cell table:style-name="ce4" office:value-type="time" office:time-value="PT09H32M39S">
            <text:p>09:32:39</text:p>
          </table:table-cell>
          <table:table-cell table:style-name="ce12" office:value-type="float" office:value="0.164">
            <text:p>0.164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09H42M17S">
            <text:p>09:42:17</text:p>
          </table:table-cell>
          <table:table-cell table:style-name="ce6" office:value-type="float" office:value="0.89">
            <text:p>0.89</text:p>
          </table:table-cell>
          <table:table-cell table:number-columns-repeated="2"/>
          <table:table-cell table:style-name="ce4" office:value-type="time" office:time-value="PT09H32M00S">
            <text:p>09:32:00</text:p>
          </table:table-cell>
          <table:table-cell table:style-name="ce7" office:value-type="float" office:value="2.15">
            <text:p>2.15</text:p>
          </table:table-cell>
          <table:table-cell table:number-columns-repeated="2"/>
          <table:table-cell table:style-name="ce4" office:value-type="time" office:time-value="PT09H32M53S">
            <text:p>09:32:53</text:p>
          </table:table-cell>
          <table:table-cell table:style-name="ce11" office:value-type="float" office:value="0.165">
            <text:p>0.165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09H42M41S">
            <text:p>09:42:41</text:p>
          </table:table-cell>
          <table:table-cell table:style-name="ce8" office:value-type="float" office:value="0.9">
            <text:p>0.90</text:p>
          </table:table-cell>
          <table:table-cell office:value-type="string">
            <text:p>Start</text:p>
          </table:table-cell>
          <table:table-cell/>
          <table:table-cell table:style-name="ce4" office:value-type="time" office:time-value="PT09H34M41S">
            <text:p>09:34:41</text:p>
          </table:table-cell>
          <table:table-cell table:style-name="ce7" office:value-type="float" office:value="2.07">
            <text:p>2.07</text:p>
          </table:table-cell>
          <table:table-cell table:number-columns-repeated="2"/>
          <table:table-cell table:style-name="ce4" office:value-type="time" office:time-value="PT09H34M33S">
            <text:p>09:34:33</text:p>
          </table:table-cell>
          <table:table-cell table:style-name="ce12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09H43M05S">
            <text:p>09:43:05</text:p>
          </table:table-cell>
          <table:table-cell table:style-name="ce8" office:value-type="float" office:value="0.92">
            <text:p>0.92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09H38M54S">
            <text:p>09:38:54</text:p>
          </table:table-cell>
          <table:table-cell table:style-name="ce7" office:value-type="float" office:value="2.1">
            <text:p>2.10</text:p>
          </table:table-cell>
          <table:table-cell table:number-columns-repeated="2"/>
          <table:table-cell table:style-name="ce4" office:value-type="time" office:time-value="PT09H35M17S">
            <text:p>09:35:17</text:p>
          </table:table-cell>
          <table:table-cell table:style-name="ce13" office:value-type="float" office:value="0.162">
            <text:p>0.162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09H46M12S">
            <text:p>09:46:12</text:p>
          </table:table-cell>
          <table:table-cell table:style-name="ce8" office:value-type="float" office:value="0.96">
            <text:p>0.96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09H39M47S">
            <text:p>09:39:47</text:p>
          </table:table-cell>
          <table:table-cell table:style-name="ce7" office:value-type="float" office:value="2.14">
            <text:p>2.14</text:p>
          </table:table-cell>
          <table:table-cell table:number-columns-repeated="2"/>
          <table:table-cell table:style-name="ce4" office:value-type="time" office:time-value="PT09H37M02S">
            <text:p>09:37:02</text:p>
          </table:table-cell>
          <table:table-cell table:style-name="ce13" office:value-type="float" office:value="0.157">
            <text:p>0.157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09H50M00S">
            <text:p>09:50:00</text:p>
          </table:table-cell>
          <table:table-cell table:style-name="ce8" office:value-type="float" office:value="0.9">
            <text:p>0.90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09H45M42S">
            <text:p>09:45:42</text:p>
          </table:table-cell>
          <table:table-cell table:style-name="ce7" office:value-type="float" office:value="2.11">
            <text:p>2.11</text:p>
          </table:table-cell>
          <table:table-cell table:number-columns-repeated="2"/>
          <table:table-cell table:style-name="ce4" office:value-type="time" office:time-value="PT09H39M15S">
            <text:p>09:39:15</text:p>
          </table:table-cell>
          <table:table-cell table:style-name="ce12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02M33S">
            <text:p>10:02:33</text:p>
          </table:table-cell>
          <table:table-cell table:style-name="ce8" office:value-type="float" office:value="1">
            <text:p>1.00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10H02M31S">
            <text:p>10:02:31</text:p>
          </table:table-cell>
          <table:table-cell table:style-name="ce7" office:value-type="float" office:value="2.07">
            <text:p>2.07</text:p>
          </table:table-cell>
          <table:table-cell table:number-columns-repeated="2"/>
          <table:table-cell table:style-name="ce4" office:value-type="time" office:time-value="PT09H44M19S">
            <text:p>09:44:19</text:p>
          </table:table-cell>
          <table:table-cell table:style-name="ce13" office:value-type="float" office:value="0.161">
            <text:p>0.161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03M21S">
            <text:p>10:03:21</text:p>
          </table:table-cell>
          <table:table-cell table:style-name="ce8" office:value-type="float" office:value="0.99">
            <text:p>0.99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10H17M30S">
            <text:p>10:17:30</text:p>
          </table:table-cell>
          <table:table-cell table:style-name="ce7" office:value-type="float" office:value="2.1">
            <text:p>2.10</text:p>
          </table:table-cell>
          <table:table-cell table:number-columns-repeated="2"/>
          <table:table-cell table:style-name="ce4" office:value-type="time" office:time-value="PT09H45M39S">
            <text:p>09:45:39</text:p>
          </table:table-cell>
          <table:table-cell table:style-name="ce11" office:value-type="float" office:value="0.165">
            <text:p>0.165</text:p>
          </table:table-cell>
          <table:table-cell office:value-type="string">
            <text:p>Start</text:p>
          </table:table-cell>
          <table:table-cell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03M52S">
            <text:p>10:03:52</text:p>
          </table:table-cell>
          <table:table-cell table:style-name="ce8" office:value-type="float" office:value="1.01">
            <text:p>1.01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10H24M54S">
            <text:p>10:24:54</text:p>
          </table:table-cell>
          <table:table-cell table:style-name="ce7" office:value-type="float" office:value="2.12">
            <text:p>2.12</text:p>
          </table:table-cell>
          <table:table-cell office:value-type="string">
            <text:p>Start</text:p>
          </table:table-cell>
          <table:table-cell/>
          <table:table-cell table:style-name="ce4" office:value-type="time" office:time-value="PT09H56M02S">
            <text:p>09:56:02</text:p>
          </table:table-cell>
          <table:table-cell table:style-name="ce11" office:value-type="float" office:value="0.174">
            <text:p>0.174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05M05S">
            <text:p>10:05:05</text:p>
          </table:table-cell>
          <table:table-cell table:style-name="ce8" office:value-type="float" office:value="1.05">
            <text:p>1.05</text:p>
          </table:table-cell>
          <table:table-cell office:value-type="string">
            <text:p>\/</text:p>
          </table:table-cell>
          <table:table-cell/>
          <table:table-cell table:style-name="ce4" office:value-type="time" office:time-value="PT10H35M13S">
            <text:p>10:35:13</text:p>
          </table:table-cell>
          <table:table-cell table:style-name="ce7" office:value-type="float" office:value="2.17">
            <text:p>2.17</text:p>
          </table:table-cell>
          <table:table-cell table:number-columns-repeated="2"/>
          <table:table-cell table:style-name="ce4" office:value-type="time" office:time-value="PT09H56M38S">
            <text:p>09:56:38</text:p>
          </table:table-cell>
          <table:table-cell table:style-name="ce11" office:value-type="float" office:value="0.171">
            <text:p>0.171</text:p>
          </table:table-cell>
          <table:table-cell office:value-type="string">
            <text:p>Down</text:p>
          </table:table-cell>
          <table:table-cell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05M08S">
            <text:p>10:05:08</text:p>
          </table:table-cell>
          <table:table-cell table:style-name="ce8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4" office:value-type="time" office:time-value="PT10H37M36S">
            <text:p>10:37:36</text:p>
          </table:table-cell>
          <table:table-cell table:style-name="ce6" office:value-type="float" office:value="2.2">
            <text:p>2.20</text:p>
          </table:table-cell>
          <table:table-cell office:value-type="string">
            <text:p>Break</text:p>
          </table:table-cell>
          <table:table-cell/>
          <table:table-cell table:style-name="ce4" office:value-type="time" office:time-value="PT09H56M45S">
            <text:p>09:56:45</text:p>
          </table:table-cell>
          <table:table-cell table:style-name="ce11" office:value-type="float" office:value="0.173">
            <text:p>0.173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06M50S">
            <text:p>10:06:50</text:p>
          </table:table-cell>
          <table:table-cell table:style-name="ce8" office:value-type="float" office:value="1.03">
            <text:p>1.03</text:p>
          </table:table-cell>
          <table:table-cell office:value-type="string">
            <text:p>quick</text:p>
          </table:table-cell>
          <table:table-cell/>
          <table:table-cell table:style-name="ce4" office:value-type="time" office:time-value="PT10H38M48S">
            <text:p>10:38:48</text:p>
          </table:table-cell>
          <table:table-cell table:style-name="ce8" office:value-type="float" office:value="2.25">
            <text:p>2.25</text:p>
          </table:table-cell>
          <table:table-cell table:number-columns-repeated="2"/>
          <table:table-cell table:style-name="ce4" office:value-type="time" office:time-value="PT10H11M04S">
            <text:p>10:11:04</text:p>
          </table:table-cell>
          <table:table-cell table:style-name="ce11" office:value-type="float" office:value="0.165">
            <text:p>0.165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07M54S">
            <text:p>10:07:54</text:p>
          </table:table-cell>
          <table:table-cell table:style-name="ce8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4" office:value-type="time" office:time-value="PT10H41M23S">
            <text:p>10:41:23</text:p>
          </table:table-cell>
          <table:table-cell table:style-name="ce8" office:value-type="float" office:value="2.23">
            <text:p>2.23</text:p>
          </table:table-cell>
          <table:table-cell office:value-type="string">
            <text:p>Down</text:p>
          </table:table-cell>
          <table:table-cell/>
          <table:table-cell table:style-name="ce4" office:value-type="time" office:time-value="PT10H33M18S">
            <text:p>10:33:18</text:p>
          </table:table-cell>
          <table:table-cell table:style-name="ce11" office:value-type="float" office:value="0.174">
            <text:p>0.174</text:p>
          </table:table-cell>
          <table:table-cell office:value-type="string">
            <text:p>Up</text:p>
          </table:table-cell>
          <table:table-cell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17M48S">
            <text:p>10:17:48</text:p>
          </table:table-cell>
          <table:table-cell table:style-name="ce8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4" office:value-type="time" office:time-value="PT10H46M39S">
            <text:p>10:46:39</text:p>
          </table:table-cell>
          <table:table-cell table:style-name="ce8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4" office:value-type="time" office:time-value="PT10H50M27S">
            <text:p>10:50:27</text:p>
          </table:table-cell>
          <table:table-cell table:style-name="ce11" office:value-type="float" office:value="0.169">
            <text:p>0.169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21M07S">
            <text:p>10:21:07</text:p>
          </table:table-cell>
          <table:table-cell table:style-name="ce8" office:value-type="float" office:value="1.03">
            <text:p>1.03</text:p>
          </table:table-cell>
          <table:table-cell office:value-type="string">
            <text:p>Up</text:p>
          </table:table-cell>
          <table:table-cell/>
          <table:table-cell table:style-name="ce4" office:value-type="time" office:time-value="PT10H46M43S">
            <text:p>10:46:43</text:p>
          </table:table-cell>
          <table:table-cell table:style-name="ce8" office:value-type="float" office:value="2.27">
            <text:p>2.27</text:p>
          </table:table-cell>
          <table:table-cell office:value-type="string">
            <text:p>quick</text:p>
          </table:table-cell>
          <table:table-cell/>
          <table:table-cell table:style-name="ce4" office:value-type="time" office:time-value="PT11H14M52S">
            <text:p>11:14:52</text:p>
          </table:table-cell>
          <table:table-cell table:style-name="ce11" office:value-type="float" office:value="0.172">
            <text:p>0.172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29M13S">
            <text:p>10:29:13</text:p>
          </table:table-cell>
          <table:table-cell table:style-name="ce8" office:value-type="float" office:value="1">
            <text:p>1.00</text:p>
          </table:table-cell>
          <table:table-cell office:value-type="string">
            <text:p>Down</text:p>
          </table:table-cell>
          <table:table-cell/>
          <table:table-cell table:style-name="ce4" office:value-type="time" office:time-value="PT10H48M46S">
            <text:p>10:48:46</text:p>
          </table:table-cell>
          <table:table-cell table:style-name="ce8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4" office:value-type="time" office:time-value="PT11H46M20S">
            <text:p>11:46:20</text:p>
          </table:table-cell>
          <table:table-cell table:style-name="ce11" office:value-type="float" office:value="0.168">
            <text:p>0.168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/>
          <table:table-cell table:style-name="ce14"/>
          <table:table-cell table:style-name="ce5"/>
          <table:table-cell table:style-name="ce2"/>
        </table:table-row>
        <table:table-row table:style-name="ro1">
          <table:table-cell/>
          <table:table-cell table:style-name="ce4" office:value-type="time" office:time-value="PT10H37M13S">
            <text:p>10:37:13</text:p>
          </table:table-cell>
          <table:table-cell table:style-name="ce8" office:value-type="float" office:value="1.02">
            <text:p>1.02</text:p>
          </table:table-cell>
          <table:table-cell office:value-type="string">
            <text:p>Up</text:p>
          </table:table-cell>
          <table:table-cell/>
          <table:table-cell table:style-name="ce4" office:value-type="time" office:time-value="PT10H49M48S">
            <text:p>10:49:48</text:p>
          </table:table-cell>
          <table:table-cell table:style-name="ce8" office:value-type="float" office:value="2.26">
            <text:p>2.26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14H20M20S">
            <text:p>14:20:20</text:p>
          </table:table-cell>
          <table:table-cell table:style-name="ce11" office:value-type="float" office:value="0.166">
            <text:p>0.166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time" office:time-value="PT11H28M59S">
            <text:p>11:28:59</text:p>
          </table:table-cell>
          <table:table-cell table:style-name="ce8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4" office:value-type="time" office:time-value="PT10H51M29S">
            <text:p>10:51:29</text:p>
          </table:table-cell>
          <table:table-cell table:style-name="ce8" office:value-type="float" office:value="2.29">
            <text:p>2.29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14H53M24S">
            <text:p>14:53:24</text:p>
          </table:table-cell>
          <table:table-cell table:style-name="ce11" office:value-type="float" office:value="0.168">
            <text:p>0.168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time" office:time-value="PT11H55M55S">
            <text:p>11:55:55</text:p>
          </table:table-cell>
          <table:table-cell table:style-name="ce8" office:value-type="float" office:value="1.05">
            <text:p>1.05</text:p>
          </table:table-cell>
          <table:table-cell office:value-type="string">
            <text:p>Up</text:p>
          </table:table-cell>
          <table:table-cell/>
          <table:table-cell table:style-name="ce4" office:value-type="time" office:time-value="PT10H55M32S">
            <text:p>10:55:32</text:p>
          </table:table-cell>
          <table:table-cell table:style-name="ce8" office:value-type="float" office:value="2.27">
            <text:p>2.27</text:p>
          </table:table-cell>
          <table:table-cell office:value-type="string">
            <text:p>|</text:p>
          </table:table-cell>
          <table:table-cell/>
          <table:table-cell table:style-name="ce4" office:value-type="time" office:time-value="PT15H24M26S">
            <text:p>15:24:26</text:p>
          </table:table-cell>
          <table:table-cell table:style-name="ce11" office:value-type="float" office:value="0.166">
            <text:p>0.166</text:p>
          </table:table-cell>
          <table:table-cell table:number-columns-repeated="2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time" office:time-value="PT13H34M59S">
            <text:p>13:34:59</text:p>
          </table:table-cell>
          <table:table-cell table:style-name="ce8" office:value-type="float" office:value="1.02">
            <text:p>1.02</text:p>
          </table:table-cell>
          <table:table-cell office:value-type="string">
            <text:p>Down</text:p>
          </table:table-cell>
          <table:table-cell/>
          <table:table-cell table:style-name="ce4" office:value-type="time" office:time-value="PT11H01M22S">
            <text:p>11:01:22</text:p>
          </table:table-cell>
          <table:table-cell table:style-name="ce8" office:value-type="float" office:value="2.31">
            <text:p>2.31</text:p>
          </table:table-cell>
          <table:table-cell office:value-type="string">
            <text:p>|</text:p>
          </table:table-cell>
          <table:table-cell table:number-columns-repeated="5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time" office:time-value="PT14H37M07S">
            <text:p>14:37:07</text:p>
          </table:table-cell>
          <table:table-cell table:style-name="ce8" office:value-type="float" office:value="0.99">
            <text:p>0.99</text:p>
          </table:table-cell>
          <table:table-cell table:number-columns-repeated="2"/>
          <table:table-cell table:style-name="ce4" office:value-type="time" office:time-value="PT11H05M01S">
            <text:p>11:05:01</text:p>
          </table:table-cell>
          <table:table-cell table:style-name="ce8" office:value-type="float" office:value="2.3">
            <text:p>2.30</text:p>
          </table:table-cell>
          <table:table-cell office:value-type="string">
            <text:p>|</text:p>
          </table:table-cell>
          <table:table-cell table:number-columns-repeated="5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time" office:time-value="PT14H59M05S">
            <text:p>14:59:05</text:p>
          </table:table-cell>
          <table:table-cell table:style-name="ce8" office:value-type="float" office:value="0.94">
            <text:p>0.94</text:p>
          </table:table-cell>
          <table:table-cell table:number-columns-repeated="2"/>
          <table:table-cell table:style-name="ce4" office:value-type="time" office:time-value="PT11H08M43S">
            <text:p>11:08:43</text:p>
          </table:table-cell>
          <table:table-cell table:style-name="ce8" office:value-type="float" office:value="2.37">
            <text:p>2.37</text:p>
          </table:table-cell>
          <table:table-cell office:value-type="string">
            <text:p>\/</text:p>
          </table:table-cell>
          <table:table-cell table:number-columns-repeated="5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time" office:time-value="PT15H29M55S">
            <text:p>15:29:55</text:p>
          </table:table-cell>
          <table:table-cell table:style-name="ce8" office:value-type="float" office:value="1">
            <text:p>1.00</text:p>
          </table:table-cell>
          <table:table-cell office:value-type="string">
            <text:p>Up</text:p>
          </table:table-cell>
          <table:table-cell/>
          <table:table-cell table:style-name="ce4" office:value-type="time" office:time-value="PT11H14M24S">
            <text:p>11:14:24</text:p>
          </table:table-cell>
          <table:table-cell table:style-name="ce8" office:value-type="float" office:value="2.31">
            <text:p>2.31</text:p>
          </table:table-cell>
          <table:table-cell office:value-type="string">
            <text:p>quick</text:p>
          </table:table-cell>
          <table:table-cell table:number-columns-repeated="5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office:value-type="time" office:time-value="PT11H16M38S">
            <text:p>11:16:38</text:p>
          </table:table-cell>
          <table:table-cell table:style-name="ce8" office:value-type="float" office:value="2.33">
            <text:p>2.33</text:p>
          </table:table-cell>
          <table:table-cell office:value-type="string">
            <text:p>|</text:p>
          </table:table-cell>
          <table:table-cell table:number-columns-repeated="5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office:value-type="time" office:time-value="PT11H22M59S">
            <text:p>11:22:59</text:p>
          </table:table-cell>
          <table:table-cell table:style-name="ce8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5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office:value-type="time" office:time-value="PT11H27M12S">
            <text:p>11:27:12</text:p>
          </table:table-cell>
          <table:table-cell table:style-name="ce8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5"/>
          <table:table-cell table:style-name="ce14"/>
          <table:table-cell table:style-name="ce5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office:value-type="time" office:time-value="PT11H30M06S">
            <text:p>11:30:06</text:p>
          </table:table-cell>
          <table:table-cell table:style-name="ce8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1H52M59S">
            <text:p>11:52:59</text:p>
          </table:table-cell>
          <table:table-cell table:style-name="ce8" office:value-type="float" office:value="2.42">
            <text:p>2.42</text:p>
          </table:table-cell>
          <table:table-cell office:value-type="string">
            <text:p>|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3H30M23S">
            <text:p>13:30:23</text:p>
          </table:table-cell>
          <table:table-cell table:style-name="ce8" office:value-type="float" office:value="2.43">
            <text:p>2.43</text:p>
          </table:table-cell>
          <table:table-cell office:value-type="string">
            <text:p>|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3H39M09S">
            <text:p>13:39:09</text:p>
          </table:table-cell>
          <table:table-cell table:style-name="ce8" office:value-type="float" office:value="2.45">
            <text:p>2.45</text:p>
          </table:table-cell>
          <table:table-cell office:value-type="string">
            <text:p>|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3H46M40S">
            <text:p>13:46:40</text:p>
          </table:table-cell>
          <table:table-cell table:style-name="ce8" office:value-type="float" office:value="2.41">
            <text:p>2.41</text:p>
          </table:table-cell>
          <table:table-cell office:value-type="string">
            <text:p>|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4H07M52S">
            <text:p>14:07:52</text:p>
          </table:table-cell>
          <table:table-cell table:style-name="ce8" office:value-type="float" office:value="2.48">
            <text:p>2.48</text:p>
          </table:table-cell>
          <table:table-cell office:value-type="string">
            <text:p>\/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4H15M43S">
            <text:p>14:15:43</text:p>
          </table:table-cell>
          <table:table-cell table:style-name="ce8" office:value-type="float" office:value="2.44">
            <text:p>2.44</text:p>
          </table:table-cell>
          <table:table-cell office:value-type="string">
            <text:p>quick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4H33M20S">
            <text:p>14:33:20</text:p>
          </table:table-cell>
          <table:table-cell table:style-name="ce8" office:value-type="float" office:value="2.47">
            <text:p>2.4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4" office:value-type="time" office:time-value="PT14H41M46S">
            <text:p>14:41:46</text:p>
          </table:table-cell>
          <table:table-cell table:style-name="ce8" office:value-type="float" office:value="2.32">
            <text:p>2.32</text:p>
          </table:table-cell>
          <table:table-cell office:value-type="string">
            <text:p>/\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4H58M41S">
            <text:p>14:58:41</text:p>
          </table:table-cell>
          <table:table-cell table:style-name="ce8" office:value-type="float" office:value="2.39">
            <text:p>2.39</text:p>
          </table:table-cell>
          <table:table-cell office:value-type="string">
            <text:p>|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time" office:time-value="PT15H05M13S">
            <text:p>15:05:13</text:p>
          </table:table-cell>
          <table:table-cell table:style-name="ce8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12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HANGES" table:style-name="ta1" table:print="false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STACK and DATE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VLL sep 14</text:p>
          </table:table-cell>
          <table:table-cell table:style-name="ce18" office:value-type="percentage" office:value="0.0117">
            <text:p>1.17%</text:p>
          </table:table-cell>
        </table:table-row>
        <table:table-row table:style-name="ro2">
          <table:table-cell table:style-name="ce16" office:value-type="string">
            <text:p>MRC sep 7</text:p>
          </table:table-cell>
          <table:table-cell office:value-type="string">
            <text:p>1:00 = .162</text:p>
          </table:table-cell>
          <table:table-cell table:style-name="ce17" office:value-type="string">
            <text:p>1:30 = .168</text:p>
          </table:table-cell>
          <table:table-cell table:number-columns-repeated="6"/>
          <table:table-cell office:value-type="string">
            <text:p>volume</text:p>
          </table:table-cell>
        </table:table-row>
        <table:table-row table:style-name="ro2">
          <table:table-cell/>
          <table:table-cell office:value-type="string">
            <text:p>2:00 = .158</text:p>
          </table:table-cell>
          <table:table-cell office:value-type="string">
            <text:p>3:00 = .153</text:p>
          </table:table-cell>
          <table:table-cell table:number-columns-repeated="6"/>
          <table:table-cell office:value-type="string">
            <text:p>possible increase next day</text:p>
          </table:table-cell>
        </table:table-row>
        <table:table-row table:style-name="ro2">
          <table:table-cell/>
          <table:table-cell office:value-type="string">
            <text:p>3:30 = .156</text:p>
          </table:table-cell>
          <table:table-cell table:number-columns-repeated="6"/>
          <table:table-cell office:value-type="string">
            <text:p>Open</text:p>
          </table:table-cell>
          <table:table-cell office:value-type="float" office:value="5.13">
            <text:p>5.13</text:p>
          </table:table-cell>
        </table:table-row>
        <table:table-row table:style-name="ro2">
          <table:table-cell table:number-columns-repeated="8"/>
          <table:table-cell office:value-type="string">
            <text:p>High</text:p>
          </table:table-cell>
          <table:table-cell office:value-type="float" office:value="5.25">
            <text:p>5.25</text:p>
          </table:table-cell>
        </table:table-row>
        <table:table-row table:style-name="ro2">
          <table:table-cell office:value-type="string">
            <text:p>FOOD sep 9</text:p>
          </table:table-cell>
          <table:table-cell office:value-type="string">
            <text:p>09:20 = .99</text:p>
          </table:table-cell>
          <table:table-cell office:value-type="string">
            <text:p>09:40 = 1.27</text:p>
          </table:table-cell>
          <table:table-cell table:number-columns-repeated="5"/>
          <table:table-cell office:value-type="string">
            <text:p>Low</text:p>
          </table:table-cell>
          <table:table-cell office:value-type="float" office:value="5.13">
            <text:p>5.13</text:p>
          </table:table-cell>
        </table:table-row>
        <table:table-row table:style-name="ro2">
          <table:table-cell/>
          <table:table-cell office:value-type="string">
            <text:p>10:30 = 1.22</text:p>
          </table:table-cell>
          <table:table-cell office:value-type="string">
            <text:p>12:00 = 1.33</text:p>
          </table:table-cell>
          <table:table-cell office:value-type="string">
            <text:p>ceiling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bnormal trade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G sep 13</text:p>
          </table:table-cell>
          <table:table-cell office:value-type="string">
            <text:p>09:45 = .013</text:p>
          </table:table-cell>
          <table:table-cell office:value-type="string">
            <text:p>09:50 = .015</text:p>
          </table:table-cell>
          <table:table-cell table:style-name="ce18" office:value-type="percentage" office:value="0.36">
            <text:p>36.00%</text:p>
          </table:table-cell>
          <table:table-cell/>
          <table:table-cell office:value-type="string">
            <text:p>no Changes cause near ceil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0:05 = .014</text:p>
          </table:table-cell>
          <table:table-cell office:value-type="string">
            <text:p>10:50 = .013</text:p>
          </table:table-cell>
          <table:table-cell table:style-name="ce18" office:value-type="percentage" office:value="0.1818">
            <text:p>18.18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01:30 = .014</text:p>
          </table:table-cell>
          <table:table-cell office:value-type="string">
            <text:p>02:30 = .013</text:p>
          </table:table-cell>
          <table:table-cell table:style-name="ce18" office:value-type="percentage" office:value="0.1818">
            <text:p>18.18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3:15 = .130</text:p>
          </table:table-cell>
          <table:table-cell office:value-type="string">
            <text:p>still can sell at lowest price... .130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MED sep 14</text:p>
          </table:table-cell>
          <table:table-cell office:value-type="string">
            <text:p>9:30 = .89</text:p>
          </table:table-cell>
          <table:table-cell office:value-type="string">
            <text:p>9:50 = .9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0:10 = 1.05</text:p>
          </table:table-cell>
          <table:table-cell office:value-type="string">
            <text:p>10:20 = 1.01</text:p>
          </table:table-cell>
          <table:table-cell table:style-name="ce18" office:value-type="percentage" office:value="0.1348">
            <text:p>13.48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10:26 = 1.02</text:p>
          </table:table-cell>
          <table:table-cell office:value-type="string">
            <text:p>10:28 = 1.01</text:p>
          </table:table-cell>
          <table:table-cell/>
          <table:table-cell office:value-type="string">
            <text:p>resisting.. small buyers of 1.0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0:29 = 1.0</text:p>
          </table:table-cell>
          <table:table-cell office:value-type="string">
            <text:p>10:35 = 1.0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0:37 = 1.02</text:p>
          </table:table-cell>
          <table:table-cell office:value-type="string">
            <text:p>10:39 = 1.03</text:p>
          </table:table-cell>
          <table:table-cell/>
          <table:table-cell office:value-type="string">
            <text:p>if someone buy at high price. It will ri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0:42 = 1.02</text:p>
          </table:table-cell>
          <table:table-cell office:value-type="string">
            <text:p>11:30 = 1.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1:50 = 1.02</text:p>
          </table:table-cell>
          <table:table-cell office:value-type="string">
            <text:p>12:00 = 1.04</text:p>
          </table:table-cell>
          <table:table-cell table:number-columns-repeated="7"/>
        </table:table-row>
      </table:table>
      <table:table table:name="LOSSERS" table:style-name="ta1" table:print="false">
        <table:table-column table:style-name="co1" table:number-columns-repeated="2" table:default-cell-style-name="ce2"/>
        <table:table-column table:style-name="co3" table:default-cell-style-name="ce5"/>
        <table:table-column table:style-name="co1" table:number-columns-repeated="2" table:default-cell-style-name="Default"/>
        <table:table-row table:style-name="ro2">
          <table:table-cell office:value-type="string">
            <text:p>STOCK</text:p>
          </table:table-cell>
          <table:table-cell office:value-type="string">
            <text:p>LAS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">
          <table:table-cell office:value-type="string">
            <text:p>IS</text:p>
          </table:table-cell>
          <table:table-cell office:value-type="float" office:value="0.275">
            <text:p>0.275</text:p>
          </table:table-cell>
          <table:table-cell office:value-type="float" office:value="-3.51">
            <text:p>-3.51</text:p>
          </table:table-cell>
          <table:table-cell office:value-type="float" office:value="0.26">
            <text:p>0.26</text:p>
          </table:table-cell>
          <table:table-cell office:value-type="float" office:value="-5.45">
            <text:p>-5.45</text:p>
          </table:table-cell>
        </table:table-row>
        <table:table-row table:style-name="ro2">
          <table:table-cell office:value-type="string">
            <text:p>ARA</text:p>
          </table:table-cell>
          <table:table-cell office:value-type="float" office:value="2.95">
            <text:p>2.95</text:p>
          </table:table-cell>
          <table:table-cell office:value-type="float" office:value="-3.28">
            <text:p>-3.28</text:p>
          </table:table-cell>
          <table:table-cell office:value-type="float" office:value="2.55">
            <text:p>2.55</text:p>
          </table:table-cell>
          <table:table-cell office:value-type="float" office:value="-12.67">
            <text:p>-12.67</text:p>
          </table:table-cell>
        </table:table-row>
        <table:table-row table:style-name="ro2">
          <table:table-cell office:value-type="string">
            <text:p>FOOD</text:p>
          </table:table-cell>
          <table:table-cell office:value-type="float" office:value="1.07">
            <text:p>1.07</text:p>
          </table:table-cell>
          <table:table-cell office:value-type="float" office:value="-20.74">
            <text:p>-20.74</text:p>
          </table:table-cell>
          <table:table-cell table:number-columns-repeated="2"/>
        </table:table-row>
        <table:table-row table:style-name="ro2">
          <table:table-cell office:value-type="string">
            <text:p>MRC</text:p>
          </table:table-cell>
          <table:table-cell office:value-type="float" office:value="0.164">
            <text:p>0.164</text:p>
          </table:table-cell>
          <table:table-cell office:value-type="float" office:value="-11.88">
            <text:p>-11.88</text:p>
          </table:table-cell>
          <table:table-cell table:number-columns-repeated="2"/>
        </table:table-row>
        <table:table-row table:style-name="ro2"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float" office:value="-0.18">
            <text:p>-0.18</text:p>
          </table:table-cell>
          <table:table-cell table:number-columns-repeated="2"/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ED" table:style-name="ta1" table:print="false">
        <table:table-column table:style-name="co4" table:default-cell-style-name="Default"/>
        <table:table-column table:style-name="co4" table:default-cell-style-name="ce2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4"/>
        <table:table-column table:style-name="co1" table:number-columns-repeated="2" table:default-cell-style-name="ce2"/>
        <table:table-row table:style-name="ro2">
          <table:table-cell table:style-name="ce19" office:value-type="string">
            <text:p>DATE</text:p>
          </table:table-cell>
          <table:table-cell table:style-name="ce20" office:value-type="string">
            <text:p>VOLUME</text:p>
          </table:table-cell>
          <table:table-cell table:style-name="ce19" office:value-type="string">
            <text:p>LAST</text:p>
          </table:table-cell>
          <table:table-cell table:style-name="ce19" office:value-type="string">
            <text:p>OPEN</text:p>
          </table:table-cell>
          <table:table-cell table:style-name="ce19" office:value-type="string">
            <text:p>CLOSE</text:p>
          </table:table-cell>
          <table:table-cell table:style-name="ce19" office:value-type="string">
            <text:p>HIGH</text:p>
          </table:table-cell>
          <table:table-cell table:style-name="ce23" office:value-type="string">
            <text:p>LOW</text:p>
          </table:table-cell>
          <table:table-cell table:style-name="ce20" office:value-type="string">
            <text:p>TRADES</text:p>
          </table:table-cell>
          <table:table-cell table:style-name="ce20" office:value-type="string">
            <text:p>CHANGES</text:p>
          </table:table-cell>
        </table:table-row>
        <table:table-row table:style-name="ro2">
          <table:table-cell table:style-name="ce1" office:value-type="date" office:date-value="2016-09-09">
            <text:p>09/09/16</text:p>
          </table:table-cell>
          <table:table-cell table:style-name="ce21" office:value-type="float" office:value="5803000">
            <text:p>5,803,000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.07">
            <text:p>1.07</text:p>
          </table:table-cell>
          <table:table-cell office:value-type="float" office:value="1.01">
            <text:p>1.01</text:p>
          </table:table-cell>
          <table:table-cell table:style-name="ce2" office:value-type="float" office:value="1.1">
            <text:p>1.1</text:p>
          </table:table-cell>
          <table:table-cell table:style-name="ce5" office:value-type="float" office:value="1.03">
            <text:p>1.03</text:p>
          </table:table-cell>
          <table:table-cell table:style-name="ce21" office:value-type="float" office:value="353">
            <text:p>353</text:p>
          </table:table-cell>
          <table:table-cell/>
        </table:table-row>
        <table:table-row table:style-name="ro2">
          <table:table-cell table:style-name="ce1" office:value-type="date" office:date-value="2016-09-13">
            <text:p>09/13/16</text:p>
          </table:table-cell>
          <table:table-cell table:style-name="ce21" office:value-type="float" office:value="12643000">
            <text:p>12,643,000</text:p>
          </table:table-cell>
          <table:table-cell table:style-name="ce2" office:value-type="float" office:value="0.89">
            <text:p>0.89</text:p>
          </table:table-cell>
          <table:table-cell table:style-name="ce2" office:value-type="float" office:value="1.02">
            <text:p>1.02</text:p>
          </table:table-cell>
          <table:table-cell office:value-type="float" office:value="0.89">
            <text:p>0.89</text:p>
          </table:table-cell>
          <table:table-cell table:style-name="ce2" office:value-type="float" office:value="1.03">
            <text:p>1.03</text:p>
          </table:table-cell>
          <table:table-cell table:style-name="ce5" office:value-type="float" office:value="0.88">
            <text:p>0.88</text:p>
          </table:table-cell>
          <table:table-cell office:value-type="float" office:value="723">
            <text:p>723</text:p>
          </table:table-cell>
          <table:table-cell office:value-type="float" office:value="-11.88">
            <text:p>-11.88</text:p>
          </table:table-cell>
        </table:table-row>
        <table:table-row table:style-name="ro2">
          <table:table-cell table:style-name="ce1" office:value-type="date" office:date-value="2016-09-14">
            <text:p>09/14/16</text:p>
          </table:table-cell>
          <table:table-cell table:style-name="ce21" office:value-type="float" office:value="34587000">
            <text:p>34,587,000</text:p>
          </table:table-cell>
          <table:table-cell table:style-name="ce2" office:value-type="float" office:value="1.04">
            <text:p>1.04</text:p>
          </table:table-cell>
          <table:table-cell table:style-name="ce2" office:value-type="float" office:value="0.89">
            <text:p>0.89</text:p>
          </table:table-cell>
          <table:table-cell office:value-type="float" office:value="1">
            <text:p>1</text:p>
          </table:table-cell>
          <table:table-cell table:style-name="ce2" office:value-type="float" office:value="1.06">
            <text:p>1.06</text:p>
          </table:table-cell>
          <table:table-cell table:style-name="ce5" office:value-type="float" office:value="0.84">
            <text:p>0.84</text:p>
          </table:table-cell>
          <table:table-cell office:value-type="float" office:value="1656">
            <text:p>1656</text:p>
          </table:table-cell>
          <table:table-cell office:value-type="float" office:value="12.36">
            <text:p>12.36</text:p>
          </table:table-cell>
        </table:table-row>
        <table:table-row table:style-name="ro2" table:number-rows-repeated="24">
          <table:table-cell table:style-name="ce2"/>
          <table:table-cell table:style-name="ce21"/>
          <table:table-cell table:style-name="ce2" table:number-columns-repeated="2"/>
          <table:table-cell/>
          <table:table-cell table:style-name="ce2"/>
          <table:table-cell table:style-name="ce5"/>
          <table:table-cell table:number-columns-repeated="2"/>
        </table:table-row>
        <table:table-row table:style-name="ro2" table:number-rows-repeated="104854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RC" table:style-name="ta1" table:print="false">
        <table:table-column table:style-name="co1" table:default-cell-style-name="ce2"/>
        <table:table-column table:style-name="co5" table:default-cell-style-name="ce21"/>
        <table:table-column table:style-name="co1" table:number-columns-repeated="4" table:default-cell-style-name="ce2"/>
        <table:table-column table:style-name="co6" table:default-cell-style-name="ce26"/>
        <table:table-column table:style-name="co1" table:number-columns-repeated="2" table:default-cell-style-name="ce2"/>
        <table:table-row table:style-name="ro2">
          <table:table-cell table:style-name="ce19" office:value-type="string">
            <text:p>DATE</text:p>
          </table:table-cell>
          <table:table-cell table:style-name="ce20" office:value-type="string">
            <text:p>VOLUME</text:p>
          </table:table-cell>
          <table:table-cell table:style-name="ce19" office:value-type="string">
            <text:p>LAST</text:p>
          </table:table-cell>
          <table:table-cell table:style-name="ce19" office:value-type="string">
            <text:p>OPEN</text:p>
          </table:table-cell>
          <table:table-cell table:style-name="ce19" office:value-type="string">
            <text:p>CLOSE</text:p>
          </table:table-cell>
          <table:table-cell table:style-name="ce19" office:value-type="string">
            <text:p>HIGH</text:p>
          </table:table-cell>
          <table:table-cell table:style-name="ce25" office:value-type="string">
            <text:p>LOW</text:p>
          </table:table-cell>
          <table:table-cell table:style-name="ce20" office:value-type="string">
            <text:p>TRADES</text:p>
          </table:table-cell>
          <table:table-cell table:style-name="ce20" office:value-type="string">
            <text:p>CHANGES</text:p>
          </table:table-cell>
        </table:table-row>
        <table:table-row table:style-name="ro2">
          <table:table-cell table:style-name="ce1" office:value-type="date" office:date-value="2016-09-09">
            <text:p>09/09/16</text:p>
          </table:table-cell>
          <table:table-cell office:value-type="float" office:value="133370000">
            <text:p>133,370,000</text:p>
          </table:table-cell>
          <table:table-cell office:value-type="float" office:value="0.171">
            <text:p>0.171</text:p>
          </table:table-cell>
          <table:table-cell office:value-type="float" office:value="0.159">
            <text:p>0.159</text:p>
          </table:table-cell>
          <table:table-cell office:value-type="float" office:value="0.188">
            <text:p>0.188</text:p>
          </table:table-cell>
          <table:table-cell office:value-type="float" office:value="0.176">
            <text:p>0.176</text:p>
          </table:table-cell>
          <table:table-cell office:value-type="float" office:value="0.153">
            <text:p>0.153</text:p>
          </table:table-cell>
          <table:table-cell table:style-name="ce21" office:value-type="float" office:value="744">
            <text:p>744</text:p>
          </table:table-cell>
          <table:table-cell/>
        </table:table-row>
        <table:table-row table:style-name="ro2">
          <table:table-cell table:style-name="ce1" office:value-type="date" office:date-value="2016-09-13">
            <text:p>09/13/16</text:p>
          </table:table-cell>
          <table:table-cell office:value-type="float" office:value="255390000">
            <text:p>255,390,000</text:p>
          </table:table-cell>
          <table:table-cell office:value-type="float" office:value="0.164">
            <text:p>0.164</text:p>
          </table:table-cell>
          <table:table-cell office:value-type="float" office:value="0.188">
            <text:p>0.188</text:p>
          </table:table-cell>
          <table:table-cell office:value-type="float" office:value="0.164">
            <text:p>0.164</text:p>
          </table:table-cell>
          <table:table-cell office:value-type="float" office:value="0.192">
            <text:p>0.192</text:p>
          </table:table-cell>
          <table:table-cell office:value-type="float" office:value="0.16">
            <text:p>0.16</text:p>
          </table:table-cell>
          <table:table-cell office:value-type="float" office:value="1412">
            <text:p>1412</text:p>
          </table:table-cell>
          <table:table-cell office:value-type="float" office:value="-12.77">
            <text:p>-12.77</text:p>
          </table:table-cell>
        </table:table-row>
        <table:table-row table:style-name="ro2">
          <table:table-cell table:style-name="ce1" office:value-type="date" office:date-value="2016-09-14">
            <text:p>09/14/16</text:p>
          </table:table-cell>
          <table:table-cell office:value-type="float" office:value="99780000">
            <text:p>99,780,000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74">
            <text:p>0.174</text:p>
          </table:table-cell>
          <table:table-cell office:value-type="float" office:value="0.157">
            <text:p>0.157</text:p>
          </table:table-cell>
          <table:table-cell office:value-type="float" office:value="559">
            <text:p>559</text:p>
          </table:table-cell>
          <table:table-cell office:value-type="float" office:value="1.2">
            <text:p>1.2</text:p>
          </table:table-cell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VITA" table:style-name="ta1" table:print="false">
        <table:table-column table:style-name="co1" table:default-cell-style-name="ce2"/>
        <table:table-column table:style-name="co7" table:default-cell-style-name="ce21"/>
        <table:table-column table:style-name="co1" table:number-columns-repeated="4" table:default-cell-style-name="ce2"/>
        <table:table-column table:style-name="co1" table:default-cell-style-name="ce21"/>
        <table:table-column table:style-name="co1" table:default-cell-style-name="ce2"/>
        <table:table-column table:style-name="co1" table:default-cell-style-name="Default"/>
        <table:table-row table:style-name="ro2">
          <table:table-cell table:style-name="ce19" office:value-type="string">
            <text:p>DATE</text:p>
          </table:table-cell>
          <table:table-cell table:style-name="ce20" office:value-type="string">
            <text:p>VOLUME</text:p>
          </table:table-cell>
          <table:table-cell table:style-name="ce19" office:value-type="string">
            <text:p>LAST</text:p>
          </table:table-cell>
          <table:table-cell table:style-name="ce19" office:value-type="string">
            <text:p>OPEN</text:p>
          </table:table-cell>
          <table:table-cell table:style-name="ce19" office:value-type="string">
            <text:p>CLOSE</text:p>
          </table:table-cell>
          <table:table-cell table:style-name="ce19" office:value-type="string">
            <text:p>HIGH</text:p>
          </table:table-cell>
          <table:table-cell table:style-name="ce19" office:value-type="string">
            <text:p>LOW</text:p>
          </table:table-cell>
          <table:table-cell table:style-name="ce20" office:value-type="string">
            <text:p>TRADES</text:p>
          </table:table-cell>
          <table:table-cell table:style-name="ce20" office:value-type="string">
            <text:p>CHANGES</text:p>
          </table:table-cell>
        </table:table-row>
        <table:table-row table:style-name="ro2">
          <table:table-cell table:style-name="ce1" office:value-type="date" office:date-value="2016-09-09">
            <text:p>09/09/16</text:p>
          </table:table-cell>
          <table:table-cell office:value-type="float" office:value="5826000">
            <text:p>5,826,000</text:p>
          </table:table-cell>
          <table:table-cell office:value-type="float" office:value="2.43">
            <text:p>2.43</text:p>
          </table:table-cell>
          <table:table-cell office:value-type="float" office:value="2.48">
            <text:p>2.48</text:p>
          </table:table-cell>
          <table:table-cell office:value-type="float" office:value="2.33">
            <text:p>2.33</text:p>
          </table:table-cell>
          <table:table-cell office:value-type="float" office:value="2.51">
            <text:p>2.51</text:p>
          </table:table-cell>
          <table:table-cell table:style-name="ce2" office:value-type="float" office:value="2.42">
            <text:p>2.42</text:p>
          </table:table-cell>
          <table:table-cell table:style-name="ce21" office:value-type="float" office:value="411">
            <text:p>411</text:p>
          </table:table-cell>
          <table:table-cell/>
        </table:table-row>
        <table:table-row table:style-name="ro2">
          <table:table-cell table:style-name="ce1" office:value-type="date" office:date-value="2016-09-13">
            <text:p>09/13/16</text:p>
          </table:table-cell>
          <table:table-cell office:value-type="float" office:value="13960000">
            <text:p>13,960,000</text:p>
          </table:table-cell>
          <table:table-cell office:value-type="float" office:value="2.2">
            <text:p>2.2</text:p>
          </table:table-cell>
          <table:table-cell office:value-type="float" office:value="2.31">
            <text:p>2.31</text:p>
          </table:table-cell>
          <table:table-cell office:value-type="float" office:value="2.2">
            <text:p>2.2</text:p>
          </table:table-cell>
          <table:table-cell office:value-type="float" office:value="2.34">
            <text:p>2.34</text:p>
          </table:table-cell>
          <table:table-cell office:value-type="float" office:value="2.19">
            <text:p>2</text:p>
          </table:table-cell>
          <table:table-cell office:value-type="float" office:value="919">
            <text:p>919</text:p>
          </table:table-cell>
          <table:table-cell office:value-type="float" office:value="-5.58">
            <text:p>-5.58</text:p>
          </table:table-cell>
        </table:table-row>
        <table:table-row table:style-name="ro2">
          <table:table-cell table:number-columns-repeated="2"/>
          <table:table-cell office:value-type="float" office:value="2.42">
            <text:p>2.42</text:p>
          </table:table-cell>
          <table:table-cell office:value-type="float" office:value="2.16">
            <text:p>2.16</text:p>
          </table:table-cell>
          <table:table-cell office:value-type="float" office:value="2.36">
            <text:p>2.36</text:p>
          </table:table-cell>
          <table:table-cell office:value-type="float" office:value="2.48">
            <text:p>2.48</text:p>
          </table:table-cell>
          <table:table-cell office:value-type="float" office:value="2.07">
            <text:p>2</text:p>
          </table:table-cell>
          <table:table-cell office:value-type="float" office:value="2.024">
            <text:p>2.024</text:p>
          </table:table-cell>
          <table:table-cell office:value-type="float" office:value="7.27">
            <text:p>7.27</text:p>
          </table:table-cell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LOOM" table:style-name="ta1" table:print="false">
        <table:table-column table:style-name="co1" table:default-cell-style-name="ce2"/>
        <table:table-column table:style-name="co8" table:default-cell-style-name="ce21"/>
        <table:table-column table:style-name="co1" table:number-columns-repeated="4" table:default-cell-style-name="ce2"/>
        <table:table-column table:style-name="co1" table:default-cell-style-name="ce21"/>
        <table:table-column table:style-name="co1" table:number-columns-repeated="2" table:default-cell-style-name="ce2"/>
        <table:table-row table:style-name="ro2">
          <table:table-cell table:style-name="ce19" office:value-type="string">
            <text:p>DATE</text:p>
          </table:table-cell>
          <table:table-cell table:style-name="ce20" office:value-type="string">
            <text:p>VOLUME</text:p>
          </table:table-cell>
          <table:table-cell table:style-name="ce19" office:value-type="string">
            <text:p>LAST</text:p>
          </table:table-cell>
          <table:table-cell table:style-name="ce19" office:value-type="string">
            <text:p>OPEN</text:p>
          </table:table-cell>
          <table:table-cell table:style-name="ce19" office:value-type="string">
            <text:p>CLOSE</text:p>
          </table:table-cell>
          <table:table-cell table:style-name="ce19" office:value-type="string">
            <text:p>HIGH</text:p>
          </table:table-cell>
          <table:table-cell table:style-name="ce19" office:value-type="string">
            <text:p>LOW</text:p>
          </table:table-cell>
          <table:table-cell table:style-name="ce20" office:value-type="string">
            <text:p>TRADES</text:p>
          </table:table-cell>
          <table:table-cell table:style-name="ce20" office:value-type="string">
            <text:p>CHANGES</text:p>
          </table:table-cell>
        </table:table-row>
        <table:table-row table:style-name="ro2">
          <table:table-cell table:style-name="ce1" office:value-type="date" office:date-value="2016-09-09">
            <text:p>09/09/16</text:p>
          </table:table-cell>
          <table:table-cell office:value-type="float" office:value="7971000">
            <text:p>7,971,000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table:style-name="ce2" office:value-type="float" office:value="5.16">
            <text:p>5.16</text:p>
          </table:table-cell>
          <table:table-cell table:style-name="ce21" office:value-type="float" office:value="785">
            <text:p>785</text:p>
          </table:table-cell>
          <table:table-cell/>
        </table:table-row>
        <table:table-row table:style-name="ro2">
          <table:table-cell table:style-name="ce1" office:value-type="date" office:date-value="2016-09-13">
            <text:p>09/13/16</text:p>
          </table:table-cell>
          <table:table-cell office:value-type="float" office:value="25671000">
            <text:p>25,671,000</text:p>
          </table:table-cell>
          <table:table-cell office:value-type="float" office:value="5.31">
            <text:p>5.31</text:p>
          </table:table-cell>
          <table:table-cell office:value-type="float" office:value="5.4">
            <text:p>5.4</text:p>
          </table:table-cell>
          <table:table-cell office:value-type="float" office:value="5.31">
            <text:p>5.31</text:p>
          </table:table-cell>
          <table:table-cell office:value-type="float" office:value="5.54">
            <text:p>5.54</text:p>
          </table:table-cell>
          <table:table-cell office:value-type="float" office:value="5.31">
            <text:p>5</text:p>
          </table:table-cell>
          <table:table-cell office:value-type="float" office:value="1203">
            <text:p>1203</text:p>
          </table:table-cell>
          <table:table-cell office:value-type="float" office:value="-0.75">
            <text:p>-0.75</text:p>
          </table:table-cell>
        </table:table-row>
        <table:table-row table:style-name="ro2">
          <table:table-cell table:style-name="ce1" office:value-type="date" office:date-value="2016-09-14">
            <text:p>09/14/16</text:p>
          </table:table-cell>
          <table:table-cell office:value-type="float" office:value="14241400">
            <text:p>14,241,400</text:p>
          </table:table-cell>
          <table:table-cell office:value-type="float" office:value="5.27">
            <text:p>5.27</text:p>
          </table:table-cell>
          <table:table-cell office:value-type="float" office:value="5.31">
            <text:p>5.31</text:p>
          </table:table-cell>
          <table:table-cell office:value-type="float" office:value="5.2">
            <text:p>5.2</text:p>
          </table:table-cell>
          <table:table-cell office:value-type="float" office:value="5.36">
            <text:p>5.36</text:p>
          </table:table-cell>
          <table:table-cell office:value-type="float" office:value="5.17">
            <text:p>5</text:p>
          </table:table-cell>
          <table:table-cell office:value-type="float" office:value="855">
            <text:p>855</text:p>
          </table:table-cell>
          <table:table-cell office:value-type="float" office:value="-2.07">
            <text:p>-2.07</text:p>
          </table:table-cell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EG" table:style-name="ta1" table:print="false">
        <table:table-column table:style-name="co1" table:default-cell-style-name="ce2"/>
        <table:table-column table:style-name="co9" table:default-cell-style-name="ce21"/>
        <table:table-column table:style-name="co1" table:number-columns-repeated="4" table:default-cell-style-name="ce2"/>
        <table:table-column table:style-name="co1" table:default-cell-style-name="ce5"/>
        <table:table-column table:style-name="co1" table:default-cell-style-name="ce21"/>
        <table:table-column table:style-name="co1" table:default-cell-style-name="ce2"/>
        <table:table-row table:style-name="ro2">
          <table:table-cell table:style-name="ce19" office:value-type="string">
            <text:p>DATE</text:p>
          </table:table-cell>
          <table:table-cell table:style-name="ce20" office:value-type="string">
            <text:p>VOLUME</text:p>
          </table:table-cell>
          <table:table-cell table:style-name="ce19" office:value-type="string">
            <text:p>LAST</text:p>
          </table:table-cell>
          <table:table-cell table:style-name="ce19" office:value-type="string">
            <text:p>OPEN</text:p>
          </table:table-cell>
          <table:table-cell table:style-name="ce19" office:value-type="string">
            <text:p>CLOSE</text:p>
          </table:table-cell>
          <table:table-cell table:style-name="ce19" office:value-type="string">
            <text:p>HIGH</text:p>
          </table:table-cell>
          <table:table-cell table:style-name="ce23" office:value-type="string">
            <text:p>LOW</text:p>
          </table:table-cell>
          <table:table-cell table:style-name="ce20" office:value-type="string">
            <text:p>TRADES</text:p>
          </table:table-cell>
          <table:table-cell table:style-name="ce20" office:value-type="string">
            <text:p>CHANGES</text:p>
          </table:table-cell>
        </table:table-row>
        <table:table-row table:style-name="ro2">
          <table:table-cell table:style-name="ce1" office:value-type="date" office:date-value="2016-09-09">
            <text:p>09/09/16</text:p>
          </table:table-cell>
          <table:table-cell office:value-type="float" office:value="15470000">
            <text:p>15,470,000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55">
            <text:p>4.55</text:p>
          </table:table-cell>
          <table:table-cell office:value-type="float" office:value="4.62">
            <text:p>4.62</text:p>
          </table:table-cell>
          <table:table-cell office:value-type="float" office:value="4.55">
            <text:p>4.55</text:p>
          </table:table-cell>
          <table:table-cell office:value-type="float" office:value="1086">
            <text:p>1,086</text:p>
          </table:table-cell>
          <table:table-cell/>
        </table:table-row>
        <table:table-row table:style-name="ro2">
          <table:table-cell table:style-name="ce1" office:value-type="date" office:date-value="2016-09-13">
            <text:p>09/13/16</text:p>
          </table:table-cell>
          <table:table-cell office:value-type="float" office:value="38628000">
            <text:p>38,628,000</text:p>
          </table:table-cell>
          <table:table-cell office:value-type="float" office:value="4.5">
            <text:p>4.5</text:p>
          </table:table-cell>
          <table:table-cell office:value-type="float" office:value="4.53">
            <text:p>4.53</text:p>
          </table:table-cell>
          <table:table-cell office:value-type="float" office:value="4.5">
            <text:p>4.5</text:p>
          </table:table-cell>
          <table:table-cell office:value-type="float" office:value="4.58">
            <text:p>4.58</text:p>
          </table:table-cell>
          <table:table-cell office:value-type="float" office:value="4.5">
            <text:p>4.50</text:p>
          </table:table-cell>
          <table:table-cell office:value-type="float" office:value="2828">
            <text:p>2,828</text:p>
          </table:table-cell>
          <table:table-cell office:value-type="float" office:value="-1.1">
            <text:p>-1.1</text:p>
          </table:table-cell>
        </table:table-row>
        <table:table-row table:style-name="ro2">
          <table:table-cell table:style-name="ce1" office:value-type="date" office:date-value="2016-09-14">
            <text:p>09/14/16</text:p>
          </table:table-cell>
          <table:table-cell office:value-type="float" office:value="64985000">
            <text:p>64,985,000</text:p>
          </table:table-cell>
          <table:table-cell table:number-columns-repeated="2" office:value-type="float" office:value="4.47">
            <text:p>4.47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36">
            <text:p>4.36</text:p>
          </table:table-cell>
          <table:table-cell office:value-type="float" office:value="3307">
            <text:p>3,307</text:p>
          </table:table-cell>
          <table:table-cell office:value-type="float" office:value="2.22">
            <text:p>2.22</text:p>
          </table:table-cell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9-14-2016</text:date>, <text:time>16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4st asd</meta:initial-creator>
    <meta:creation-date>2016-09-09T09:26:26.56</meta:creation-date>
    <dc:date>2016-09-14T16:04:00.88</dc:date>
    <dc:creator>te4st asd</dc:creator>
    <meta:editing-duration>PT16H50M21S</meta:editing-duration>
    <meta:editing-cycles>9</meta:editing-cycles>
    <meta:generator>OpenOffice/4.0.0$Win32 OpenOffice.org_project/400m3$Build-9702</meta:generator>
    <meta:document-statistic meta:table-count="8" meta:cell-count="476" meta:object-count="0"/>
  </office:meta>
</office:document-meta>
</file>